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Porcentaje" style:data-style-name="N14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2.50472222222222cm"/>
    </style:style>
    <style:style style:name="co3" style:family="table-column">
      <style:table-column-properties fo:break-before="auto" style:column-width="0.758472222222222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EJERCICIO 1 CLAS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II</text:p>
          </table:table-cell>
          <table:table-cell office:value-type="float" office:value="120000" table:style-name="ce2">
            <text:p>120000</text:p>
          </table:table-cell>
          <table:table-cell table:style-name="ce2"/>
          <table:table-cell office:value-type="string" table:style-name="ce2">
            <text:p>II</text:p>
          </table:table-cell>
          <table:table-cell office:value-type="float" office:value="148000" table:style-name="ce2">
            <text:p>148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22000" table:style-name="ce2">
            <text:p>22000</text:p>
          </table:table-cell>
          <table:table-cell table:style-name="ce2"/>
          <table:table-cell office:value-type="string" table:style-name="ce2">
            <text:p>A</text:p>
          </table:table-cell>
          <table:table-cell office:value-type="float" office:value="19000" table:style-name="ce2">
            <text:p>19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</text:p>
          </table:table-cell>
          <table:table-cell office:value-type="percentage" office:value="0.18" table:formula="of:=18/100" table:style-name="ce3">
            <text:p>18.00%</text:p>
          </table:table-cell>
          <table:table-cell table:style-name="ce2"/>
          <table:table-cell office:value-type="string" table:style-name="ce2">
            <text:p>I</text:p>
          </table:table-cell>
          <table:table-cell office:value-type="percentage" office:value="0.18" table:formula="of:=18/100" table:style-name="ce3">
            <text:p>18.00%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S</text:p>
          </table:table-cell>
          <table:table-cell office:value-type="float" office:value="20000" table:style-name="ce2">
            <text:p>20000</text:p>
          </table:table-cell>
          <table:table-cell table:style-name="ce2"/>
          <table:table-cell office:value-type="string" table:style-name="ce2">
            <text:p>VS</text:p>
          </table:table-cell>
          <table:table-cell office:value-type="float" office:value="25000" table:style-name="ce2">
            <text:p>2500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currency" office:value="-215048.60915006493" table:formula="of:=-[.B2]-[.B3]*(((1+[.B4])^[.B5]-1)/([.B4]*([.B4]+1)^[.B5]))+[.B6]*(1/(1+[.B4])^[.B5])" table:style-name="ce4">
            <text:p>-$215,048.61</text:p>
          </table:table-cell>
          <table:table-cell table:number-columns-repeated="2" table:style-name="ce2"/>
          <table:table-cell office:value-type="currency" office:value="-228611.02793072368" table:formula="of:=-[.E2]-[.E3]*(((1+[.E4])^[.E5]-1)/([.E4]*([.E4]+1)^[.E5]))+[.E6]*(1/(1+[.E4])^[.E5])" table:style-name="ce4">
            <text:p>-$228,611.03</text:p>
          </table:table-cell>
          <table:table-cell table:number-columns-repeated="16379"/>
        </table:table-row>
        <table:table-row table:number-rows-repeated="2"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office:value-type="string" table:style-name="ce2">
            <text:p>EJERCICIO 2 CLAS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IN</text:p>
          </table:table-cell>
          <table:table-cell office:value-type="float" office:value="60000" table:style-name="ce2">
            <text:p>60000</text:p>
          </table:table-cell>
          <table:table-cell table:style-name="ce2"/>
          <table:table-cell office:value-type="string" table:style-name="ce2">
            <text:p>IN</text:p>
          </table:table-cell>
          <table:table-cell office:value-type="float" office:value="60000" table:style-name="ce2">
            <text:p>60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I</text:p>
          </table:table-cell>
          <table:table-cell office:value-type="float" office:value="120000" table:style-name="ce2">
            <text:p>120000</text:p>
          </table:table-cell>
          <table:table-cell table:style-name="ce2"/>
          <table:table-cell office:value-type="string" table:style-name="ce2">
            <text:p>II</text:p>
          </table:table-cell>
          <table:table-cell office:value-type="float" office:value="148000" table:style-name="ce2">
            <text:p>148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</text:p>
          </table:table-cell>
          <table:table-cell office:value-type="float" office:value="22000" table:style-name="ce2">
            <text:p>22000</text:p>
          </table:table-cell>
          <table:table-cell table:style-name="ce2"/>
          <table:table-cell office:value-type="string" table:style-name="ce2">
            <text:p>A</text:p>
          </table:table-cell>
          <table:table-cell office:value-type="float" office:value="19000" table:style-name="ce2">
            <text:p>1900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0.18" table:formula="of:=18/100" table:style-name="ce2">
            <text:p>0.18</text:p>
          </table:table-cell>
          <table:table-cell table:style-name="ce2"/>
          <table:table-cell office:value-type="string" table:style-name="ce2">
            <text:p>I</text:p>
          </table:table-cell>
          <table:table-cell office:value-type="float" office:value="0.18" table:formula="of:=18/100" table:style-name="ce2">
            <text:p>0.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n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float" office:value="10" table:style-name="ce2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VS</text:p>
          </table:table-cell>
          <table:table-cell office:value-type="float" office:value="20000" table:style-name="ce2">
            <text:p>20000</text:p>
          </table:table-cell>
          <table:table-cell table:style-name="ce2"/>
          <table:table-cell office:value-type="string" table:style-name="ce2">
            <text:p>VS</text:p>
          </table:table-cell>
          <table:table-cell office:value-type="float" office:value="25000" table:style-name="ce2">
            <text:p>2500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currency" office:value="54596.568545399779" table:formula="of:=-[.B12]+(-[.B13]+[.B11])*(((1+[.B14])^[.B15]-1)/([.B14]*([.B14]+1)^[.B15]))+[.B16]*(1/(1+[.B14])^[.B15])" table:style-name="ce4">
            <text:p>$54,596.57</text:p>
          </table:table-cell>
          <table:table-cell table:number-columns-repeated="2" table:style-name="ce2"/>
          <table:table-cell office:value-type="currency" office:value="41034.149764741051" table:formula="of:=-[.E12]+(-[.E13]+[.E11])*(((1+[.E14])^[.E15]-1)/([.E14]*([.E14]+1)^[.E15]))+[.E16]*(1/(1+[.E14])^[.E15])" table:style-name="ce4">
            <text:p>$41,034.15</text:p>
          </table:table-cell>
          <table:table-cell table:number-columns-repeated="16379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">
            <text:p>EJERCICIO REPOSICIO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I</text:p>
          </table:table-cell>
          <table:table-cell office:value-type="float" office:value="80000" table:style-name="ce1">
            <text:p>80000</text:p>
          </table:table-cell>
          <table:table-cell table:style-name="ce1"/>
          <table:table-cell office:value-type="string" table:style-name="ce1">
            <text:p>II</text:p>
          </table:table-cell>
          <table:table-cell office:value-type="float" office:value="148000" table:style-name="ce1">
            <text:p>148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22000" table:style-name="ce1">
            <text:p>2200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19000" table:style-name="ce1">
            <text:p>190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</text:p>
          </table:table-cell>
          <table:table-cell office:value-type="percentage" office:value="0.18" table:style-name="ce3">
            <text:p>18.00%</text:p>
          </table:table-cell>
          <table:table-cell table:style-name="ce1"/>
          <table:table-cell office:value-type="string" table:style-name="ce1">
            <text:p>I</text:p>
          </table:table-cell>
          <table:table-cell office:value-type="percentage" office:value="0.18" table:formula="of:=18/100" table:style-name="ce3">
            <text:p>18.00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S</text:p>
          </table:table-cell>
          <table:table-cell office:value-type="float" office:value="15000" table:style-name="ce1">
            <text:p>15000</text:p>
          </table:table-cell>
          <table:table-cell table:style-name="ce1"/>
          <table:table-cell office:value-type="string" table:style-name="ce1">
            <text:p>VS</text:p>
          </table:table-cell>
          <table:table-cell office:value-type="float" office:value="25000" table:style-name="ce1">
            <text:p>25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currency" office:value="-118704.54136011959" table:formula="of:=-[.B22]-[.B23]*(((1+[.B24])^[.B25]-1)/([.B24]*([.B24]+1)^[.B25]))+[.B26]*(1/(1+[.B24])^[.B25])" table:style-name="ce4">
            <text:p>-$118,704.54</text:p>
          </table:table-cell>
          <table:table-cell table:number-columns-repeated="2" table:style-name="ce1"/>
          <table:table-cell office:value-type="currency" office:value="-205193.66016282592" table:formula="of:=-[.E22]-[.E23]*(((1+[.E24])^[.E25]-1)/([.E24]*([.E24]+1)^[.E25]))+[.E26]*(1/(1+[.E24])^[.E25])" table:style-name="ce4">
            <text:p>-$205,193.6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currency" office:value="-237409.08272023918" table:formula="of:=[.B27]*[.B30]" table:style-name="ce5">
            <text:p>$237,409.08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iter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II</text:p>
          </table:table-cell>
          <table:table-cell office:value-type="float" office:value="80000" table:style-name="ce1">
            <text:p>8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22000" table:style-name="ce1">
            <text:p>22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percentage" office:value="0.18" table:style-name="ce3">
            <text:p>18.00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6" table:formula="of:=[.B25]*[.B30]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S</text:p>
          </table:table-cell>
          <table:table-cell office:value-type="float" office:value="30000" table:formula="of:=[.B26]*2" table:style-name="ce1">
            <text:p>300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currency" office:value="-164524.77996163812" table:formula="of:=-[.B32]-[.B33]*(((1+[.B34])^[.B35]-1)/([.B34]*(1+[.B34])^[.B35]))+[.B36]-[.B32]*(1/(1+[.B34])^([.B35]/[.B30]))+[.B36]*(1/(1+[.B34])^([.B35]))" table:style-name="ce4">
            <text:p>-$164,524.78</text:p>
          </table:table-cell>
          <table:table-cell table:number-columns-repeated="16382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orcentaj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 bautista</dc:creator>
    <meta:creation-date>2024-09-04T20:44:04Z</meta:creation-date>
    <dc:date>2024-09-12T02:30:04Z</dc:date>
    <meta:editing-cycles>2</meta:editing-cycles>
    <meta:editing-duration>PT861S</meta:editing-duration>
  </office:meta>
</office:document-meta>
</file>